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00" draw:marker-start-width="0.28cm" draw:marker-end-width="0.28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marker-start-width="0.28cm" draw:marker-end-width="0.28cm" draw:fill="solid" draw:fill-color="#c0c0c0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06cm" svg:height="0.733cm" svg:x="2.8cm" svg:y="1.1cm">
          <draw:text-box>
            <text:p><text:span text:style-name="T1">57.5</text:span></text:p>
          </draw:text-box>
        </draw:frame>
        <draw:frame draw:style-name="gr2" draw:text-style-name="P1" draw:layer="layout" svg:width="2.3cm" svg:height="0.733cm" svg:x="1.1cm" svg:y="1.7cm">
          <draw:text-box>
            <text:p><text:span text:style-name="T1">weight_kg</text:span></text:p>
          </draw:text-box>
        </draw:frame>
        <draw:frame draw:style-name="gr1" draw:text-style-name="P1" draw:layer="layout" svg:width="1.521cm" svg:height="0.733cm" svg:x="6.9cm" svg:y="1.1cm">
          <draw:text-box>
            <text:p><text:span text:style-name="T1">126.5</text:span></text:p>
          </draw:text-box>
        </draw:frame>
        <draw:frame draw:style-name="gr2" draw:text-style-name="P1" draw:layer="layout" svg:width="2.19cm" svg:height="0.733cm" svg:x="5.2cm" svg:y="1.7cm">
          <draw:text-box>
            <text:p><text:span text:style-name="T1">weight_l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4T08:03:55</meta:creation-date>
    <dc:date>2013-12-04T08:13:37</dc:date>
    <meta:editing-duration>PT2M38S</meta:editing-duration>
    <meta:editing-cycles>2</meta:editing-cycles>
    <meta:generator>LibreOffice/4.0.4.2$MacOSX_x86 LibreOffice_project/9e9821abd0ffdbc09cd8c52eaa574fa09eb08f2</meta:generator>
    <meta:document-statistic meta:object-count="4"/>
  </office:meta>
</office:document-meta>
</file>